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ta1" style:family="table" style:master-page-name="PageStyle_5f_年度業務計劃表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度業務計劃表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3" table:number-columns-repeated="252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1.</text:span><text:span text:style-name="T2">年度業務計劃表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5" table:number-rows-spanned="1">
            <text:p>　　　<text:span text:style-name="T3">年度　業務計劃表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4">
          <table:table-cell table:style-name="ce4" office:value-type="string" calcext:value-type="string">
            <text:p>月　　　旬</text:p>
          </table:table-cell>
          <table:table-cell table:style-name="ce8" office:value-type="string" calcext:value-type="string">
            <text:p>上旬<text:span text:style-name="T1">(1-10)</text:span></text:p>
          </table:table-cell>
          <table:table-cell table:style-name="ce11" office:value-type="string" calcext:value-type="string">
            <text:p>中旬<text:span text:style-name="T1">(11-20)</text:span></text:p>
          </table:table-cell>
          <table:table-cell table:style-name="ce11" office:value-type="string" calcext:value-type="string">
            <text:p>下旬<text:span text:style-name="T1">(21-30)</text:span></text:p>
          </table:table-cell>
          <table:table-cell table:style-name="ce13" office:value-type="string" calcext:value-type="string">
            <text:p>備註</text:p>
          </table:table-cell>
          <table:table-cell table:style-name="ce16" table:number-columns-repeated="1019"/>
        </table:table-row>
        <table:table-row table:style-name="ro5" table:number-rows-repeated="30">
          <table:table-cell table:style-name="ce5"/>
          <table:table-cell table:style-name="ce9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6"/>
          <table:table-cell table:style-name="ce10" table:number-columns-repeated="3"/>
          <table:table-cell table:style-name="ce15"/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 calcext:value-type="string">
            <text:p>業務人員：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度業務計劃表" style:display-name="PageStyle_年度業務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5:56:35</meta:creation-date>
    <dc:creator>Joyce</dc:creator>
    <dc:date>2004-03-05T16:06:12</dc:date>
    <meta:print-date>2004-03-05T16:05:30</meta:print-date>
    <meta:document-statistic meta:table-count="1" meta:cell-count="8" meta:object-count="0"/>
    <meta:generator>LibreOffice/5.1.1.3$Windows_x86 LibreOffice_project/89f508ef3ecebd2cfb8e1def0f0ba9a803b88a6d</meta:generator>
  </office:meta>
</office:document-meta>
</file>